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e11" officeooo:paragraph-rsid="00190e1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0e11"/>
    </style:style>
    <style:style style:name="T5" style:family="text">
      <style:text-properties officeooo:rsid="0019f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nd</text:span> of <text:span text:style-name="T4">March</text:span> 202<text:span text:style-name="T3">1</text:span> under the <text:span text:style-name="T4">44th</text:span> PA Meeting.</text:p>
      <text:p text:style-name="P1"/>
      <text:p text:style-name="P1">The Assembly, recognising the current situation,</text:p>
      <text:p text:style-name="P1"/>
      <text:p text:style-name="P4">Constitutes the need to make the founders of the PA (as laid down in the first meeting) all Hero of the People’s Assembly. <text:span text:style-name="T5">This because they started it and created the serverwide democracy and cooperation.</text:span></text:p>
      <text:p text:style-name="P1"/>
      <text:p text:style-name="P1">And proceeds.</text:p>
      <text:p text:style-name="P1"/>
      <text:p text:style-name="P1">Signed by,</text:p>
      <text:p text:style-name="P4">_yoran_</text:p>
      <text:p text:style-name="P4">Comradedoggo_21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4-3: To make the founders of the PA (as laid down in the first meeting) all Hero of the People's Assembl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2T16:35:48.702970214</dc:date>
    <meta:editing-duration>PT4M32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85" meta:character-count="507" meta:non-whitespace-character-count="431"/>
  </office:meta>
</office:document-meta>
</file>